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fo:color="#000000" officeooo:rsid="001131cc" officeooo:paragraph-rsid="00100be7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1073bd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1073bd" officeooo:paragraph-rsid="001073bd"/>
    </style:style>
    <style:style style:name="T1" style:family="text">
      <style:text-properties fo:color="#000000"/>
    </style:style>
    <style:style style:name="T2" style:family="text">
      <style:text-properties fo:color="#000000" officeooo:rsid="001073bd"/>
    </style:style>
    <style:style style:name="T3" style:family="text">
      <style:text-properties fo:color="#000000" officeooo:rsid="00133d7c"/>
    </style:style>
    <style:style style:name="T4" style:family="text">
      <style:text-properties officeooo:rsid="001073bd"/>
    </style:style>
    <style:style style:name="T5" style:family="text">
      <style:text-properties officeooo:rsid="00110f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Tu débutes dans le développement web, tout un tas d’événement dans ta vie </text:span><text:span text:style-name="T3">qui </text:span><text:span text:style-name="T2">t’ont confirmés que c’est ce que tu veux faire de ta vie professionnelle? Alors avant toutes choses mettons les pendules à l’heure, je t’invite à lire au préalable [ce billet]( /blog/langages ) qui te parle des langages du web et reviens tout de suite après. <text:s text:c="2"/></text:span></text:p>
      <text:p text:style-name="P3"><text:span text:style-name="T1">Si tu n’as pas besoin de ce genres d’éclaircissements, on continu, mais au moins je sais que à partir de là, tout le monde sait de quoi je parle. <text:s text:c="2"/></text:span></text:p>
      <text:p text:style-name="P3"><text:span text:style-name="T1"/></text:p>
      <text:p text:style-name="P1">Apprendre un langage de programmation c’est exactement comme apprendre une langue étrangère. Sauf que celle n’est qu’exclusivement écrite. Ouf, déjà plus de problème de pro-no<text:span text:style-name="T5">n</text:span>-sé-î-chionn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09:42:46.858693180</meta:creation-date>
    <dc:date>2021-04-24T15:41:54.543896610</dc:date>
    <meta:editing-duration>PT12M50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3" meta:word-count="113" meta:character-count="677" meta:non-whitespace-character-count="561"/>
  </office:meta>
</office:document-meta>
</file>